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"""</text:p>
      <text:p text:style-name="P1">Name: Kushal Kishor Shankhapal</text:p>
      <text:p text:style-name="P1">Roll no: 57</text:p>
      <text:p text:style-name="P1">Branch: IT-3</text:p>
      <text:p text:style-name="P1">Date: 02/02/2023</text:p>
      <text:p text:style-name="P1">Assingnment no: Practice Test</text:p>
      <text:p text:style-name="P1">Assingnment Name:</text:p>
      <text:p text:style-name="P1">Do various operations on list</text:p>
      <text:p text:style-name="P1">"""</text:p>
      <text:p text:style-name="P1"/>
      <text:p text:style-name="P1">list1 = [1,2,3,4,2,6]</text:p>
      <text:p text:style-name="P1">print("List is ", list1)</text:p>
      <text:p text:style-name="P1"/>
      <text:p text:style-name="P1">#1</text:p>
      <text:p text:style-name="P1">print("1. Sliced List is ", list1[2:4])</text:p>
      <text:p text:style-name="P1"/>
      <text:p text:style-name="P1">#2</text:p>
      <text:p text:style-name="P1">list1.append([5,6])</text:p>
      <text:p text:style-name="P1">print("2. Appended List is ", list1)</text:p>
      <text:p text:style-name="P1"/>
      <text:p text:style-name="P1">#3</text:p>
      <text:p text:style-name="P1">list1 = [1,2,3,4,2,6]</text:p>
      <text:p text:style-name="P1">list1.insert(2, 2.5)</text:p>
      <text:p text:style-name="P1">print("3. Inserted List is ", list1)</text:p>
      <text:p text:style-name="P1"/>
      <text:p text:style-name="P1">#4</text:p>
      <text:p text:style-name="P1">list1 = [1,2,3,4,2,6]</text:p>
      <text:p text:style-name="P1">list1.extend([7,8])</text:p>
      <text:p text:style-name="P1">print("4. Extended list is", list1)</text:p>
      <text:p text:style-name="P1"/>
      <text:p text:style-name="P1">#5</text:p>
      <text:p text:style-name="P1">list1 = [1,2,3,4,2,6]</text:p>
      <text:p text:style-name="P1">print("5. The count of 2 in the list is", list1.count(2))</text:p>
      <text:p text:style-name="P1"/>
      <text:p text:style-name="P1">#6</text:p>
      <text:p text:style-name="P1">print("6. The index of 3 in the list is", list1.index(3))</text:p>
      <text:p text:style-name="P1"/>
      <text:p text:style-name="P1">#7</text:p>
      <text:p text:style-name="P1">list1.reverse()</text:p>
      <text:p text:style-name="P1">print("7. The reversed List is", list1)</text:p>
      <text:p text:style-name="P1"/>
      <text:p text:style-name="P1">#8</text:p>
      <text:p text:style-name="P1">list1 = [1,2,3,4,2,6]</text:p>
      <text:p text:style-name="P1">list1.sort()</text:p>
      <text:p text:style-name="P1">print("8. The sorted List is", list1)</text:p>
      <text:p text:style-name="P1"/>
      <text:p text:style-name="P1">#9</text:p>
      <text:p text:style-name="P1">list1 = [1,2,3,4,2,6]</text:p>
      <text:p text:style-name="P1">list2 = list1.copy()</text:p>
      <text:p text:style-name="P1">print("9. Shallow copy of the list is ", list2)</text:p>
      <text:p text:style-name="P1"/>
      <text:p text:style-name="P1">#10</text:p>
      <text:p text:style-name="P1"><text:soft-page-break/>list1 = [1,2,3,4,2,6]</text:p>
      <text:p text:style-name="P1">print("10. The popped item from the List is", list1.pop(), "and the new List is", list1)</text:p>
      <text:p text:style-name="P1"/>
      <text:p text:style-name="P1">#11</text:p>
      <text:p text:style-name="P1">list1 = [1,2,3,4,2,6]</text:p>
      <text:p text:style-name="P1">list1.clear()</text:p>
      <text:p text:style-name="P1">print("11. The cleared List is", list1)</text:p>
      <text:p text:style-name="P1"/>
      <text:p text:style-name="P1">#12</text:p>
      <text:p text:style-name="P1">list1 = [1,2,3,4,2,6]</text:p>
      <text:p text:style-name="P1">list1.remove(2)</text:p>
      <text:p text:style-name="P1">print("12. List with 2 removed is", list1)</text:p>
      <text:p text:style-name="P1"/>
      <text:p text:style-name="P1">#13</text:p>
      <text:p text:style-name="P1">list1 = [1,2,3,4,2,6]</text:p>
      <text:p text:style-name="P1">del list1[3]</text:p>
      <text:p text:style-name="P1">print("13. List with 3rd Indexed deleted is",list1)</text:p>
      <text:p text:style-name="P1"/>
      <text:p text:style-name="P1">"""</text:p>
      <text:p text:style-name="P1">Output:</text:p>
      <text:p text:style-name="P1">List is <text:s/>[1, 2, 3, 4, 2, 6]</text:p>
      <text:p text:style-name="P1">1. Sliced List is <text:s/>[3, 4]</text:p>
      <text:p text:style-name="P1">2. Appended List is <text:s/>[1, 2, 3, 4, 2, 6, [5, 6]]</text:p>
      <text:p text:style-name="P1">3. Inserted List is <text:s/>[1, 2, 2.5, 3, 4, 2, 6]</text:p>
      <text:p text:style-name="P1">4. Extended list is [1, 2, 3, 4, 2, 6, 7, 8]</text:p>
      <text:p text:style-name="P1">5. The count of 2 in the list is 2</text:p>
      <text:p text:style-name="P1">6. The index of 3 in the list is 2</text:p>
      <text:p text:style-name="P1">7. The reversed List is [6, 2, 4, 3, 2, 1]</text:p>
      <text:p text:style-name="P1">8. The sorted List is [1, 2, 2, 3, 4, 6]</text:p>
      <text:p text:style-name="P1">9. Shallow copy of the list is <text:s/>[1, 2, 3, 4, 2, 6]</text:p>
      <text:p text:style-name="P1">10. The popped item from the List is 6 and the new List is [1, 2, 3, 4, 2]</text:p>
      <text:p text:style-name="P1">11. The cleared List is []</text:p>
      <text:p text:style-name="P1">12. List with 2 removed is [1, 3, 4, 2, 6]</text:p>
      <text:p text:style-name="P1">13. List with 3rd Indexed deleted is [1, 2, 3, 2, 6]</text:p>
      <text:p text:style-name="P1">"""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2T15:54:34.959377148</meta:creation-date>
    <dc:date>2023-01-02T15:55:33.680694344</dc:date>
    <meta:editing-duration>PT1M2S</meta:editing-duration>
    <meta:editing-cycles>1</meta:editing-cycles>
    <meta:document-statistic meta:table-count="0" meta:image-count="0" meta:object-count="0" meta:page-count="2" meta:paragraph-count="72" meta:word-count="338" meta:character-count="1756" meta:non-whitespace-character-count="1485"/>
    <meta:generator>LibreOffice/6.4.7.2$Linux_X86_64 LibreOffice_project/40$Build-2</meta:generator>
  </office:meta>
</office:document-meta>
</file>